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erif CJK SC" svg:font-family="'Noto Serif CJK SC'" style:font-family-generic="system" style:font-pitch="variable"/>
    <style:font-face style:name="Roboto" svg:font-family="Roboto, 'Helvetica Neue', sans-serif, 'Noto Color Emoji', 'apple color emoji', 'windows emoji', 'windows symbol'"/>
  </office:font-face-decls>
  <office:automatic-styles>
    <style:style style:name="P1"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2"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3"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4" style:family="paragraph" style:parent-style-name="Text_20_body">
      <style:paragraph-properties fo:margin-left="0in" fo:margin-right="0in" fo:margin-top="0in" fo:margin-bottom="0in" style:contextual-spacing="false" fo:line-height="120%" fo:text-indent="0in" style:auto-text-indent="false" style:writing-mode="lr-tb"/>
      <style:text-properties fo:color="#ffffff" loext:opacity="100%" style:font-name="Noto Sans Mono" fo:font-size="8pt" officeooo:paragraph-rsid="001e45c5" style:font-size-asian="8pt" style:font-size-complex="8pt"/>
    </style:style>
    <style:style style:name="P5" style:family="paragraph" style:parent-style-name="Text_20_body">
      <style:paragraph-properties fo:margin-left="0in" fo:margin-right="0in" fo:margin-top="0in" fo:margin-bottom="0in" style:contextual-spacing="false" fo:line-height="120%" fo:text-align="end" style:justify-single-word="false" fo:text-indent="0in" style:auto-text-indent="false" style:writing-mode="lr-tb"/>
      <style:text-properties fo:color="#ffffff" loext:opacity="100%" style:text-line-through-style="none" style:text-line-through-type="none" style:font-name="Noto Sans Mono" fo:font-size="8pt" fo:font-weight="bold" officeooo:rsid="001e45c5" officeooo:paragraph-rsid="001e45c5" style:font-size-asian="8pt" style:font-weight-asian="bold" style:font-size-complex="8pt" style:font-weight-complex="bold"/>
    </style:style>
    <style:style style:name="P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rsid="001e45c5" officeooo:paragraph-rsid="001e45c5" style:font-size-asian="8pt" style:font-weight-asian="bold" style:font-size-complex="8pt" style:font-weight-complex="bold"/>
    </style:style>
    <style:style style:name="P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paragraph-rsid="001e45c5" style:font-size-asian="8pt" style:font-weight-asian="bold" style:font-size-complex="8pt" style:font-weight-complex="bold"/>
    </style:style>
    <style:style style:name="P8"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weight="bold" officeooo:rsid="002ad578" officeooo:paragraph-rsid="002ad578" style:font-weight-asian="bold" style:font-weight-complex="bold"/>
    </style:style>
    <style:style style:name="P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c8a76" officeooo:paragraph-rsid="002c8a76" style:font-weight-asian="bold" style:font-weight-complex="bold"/>
    </style:style>
    <style:style style:name="P1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c8a76" officeooo:paragraph-rsid="002d3a48" style:font-weight-asian="bold" style:font-weight-complex="bold"/>
    </style:style>
    <style:style style:name="P11"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df81a" officeooo:paragraph-rsid="002df81a" style:font-weight-asian="bold" style:font-weight-complex="bold"/>
    </style:style>
    <style:style style:name="P1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paragraph-rsid="002df81a"/>
    </style:style>
    <style:style style:name="P1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1e45c5"/>
    </style:style>
    <style:style style:name="P14"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26b83e"/>
    </style:style>
    <style:style style:name="P15"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1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5284c" officeooo:paragraph-rsid="0025284c"/>
    </style:style>
    <style:style style:name="P17"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officeooo:rsid="0025284c" officeooo:paragraph-rsid="0025284c"/>
    </style:style>
    <style:style style:name="P18"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6b83e" officeooo:paragraph-rsid="0026b83e"/>
    </style:style>
    <style:style style:name="P1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ad578" officeooo:paragraph-rsid="002ad578"/>
    </style:style>
    <style:style style:name="T1" style:family="text">
      <style:text-properties officeooo:rsid="0013a5c5"/>
    </style:style>
    <style:style style:name="T2"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style:text-line-through-style="none" style:text-line-through-type="none" fo:font-style="normal" style:text-underline-style="none" fo:font-weight="normal" officeooo:rsid="00165a84" style:text-blinking="false" fo:background-color="transparent" loext:char-shading-value="0"/>
    </style:style>
    <style:style style:name="T4" style:family="text">
      <style:text-properties fo:font-variant="normal" fo:text-transform="none" fo:font-style="normal" style:text-underline-style="none" style:text-blinking="false" fo:background-color="transparent" loext:char-shading-value="0"/>
    </style:style>
    <style:style style:name="T5" style:family="text">
      <style:text-properties fo:font-variant="normal" fo:text-transform="none" fo:font-style="normal" style:text-underline-style="none" fo:font-weight="normal" style:text-blinking="false" fo:background-color="transparent" loext:char-shading-value="0" style:font-weight-asian="normal" style:font-weight-complex="normal"/>
    </style:style>
    <style:style style:name="T6" style:family="text">
      <style:text-properties fo:font-variant="normal" fo:text-transform="none" fo:font-style="normal" style:text-underline-style="none" fo:font-weight="normal" officeooo:rsid="001e45c5" style:text-blinking="false" fo:background-color="transparent" loext:char-shading-value="0" style:font-weight-asian="normal" style:font-weight-complex="normal"/>
    </style:style>
    <style:style style:name="T7" style:family="text">
      <style:text-properties fo:font-variant="normal" fo:text-transform="none" fo:font-style="normal" style:text-underline-style="none" fo:font-weight="normal" officeooo:rsid="001e8908" style:text-blinking="false" fo:background-color="transparent" loext:char-shading-value="0" style:font-weight-asian="normal" style:font-weight-complex="normal"/>
    </style:style>
    <style:style style:name="T8" style:family="text">
      <style:text-properties fo:font-variant="normal" fo:text-transform="none" fo:font-style="normal" style:text-underline-style="none" fo:font-weight="normal" officeooo:rsid="002441e1" style:text-blinking="false" fo:background-color="transparent" loext:char-shading-value="0" style:font-weight-asian="normal" style:font-weight-complex="normal"/>
    </style:style>
    <style:style style:name="T9" style:family="text">
      <style:text-properties fo:font-variant="normal" fo:text-transform="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10"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weight-asian="normal" style:font-size-complex="8pt" style:font-weight-complex="normal"/>
    </style:style>
    <style:style style:name="T11"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421f5" style:text-blinking="false" fo:background-color="transparent" loext:char-shading-value="0" style:font-size-asian="8pt" style:font-weight-asian="normal" style:font-size-complex="8pt" style:font-weight-complex="normal"/>
    </style:style>
    <style:style style:name="T12"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1e8908" style:text-blinking="false" fo:background-color="transparent" loext:char-shading-value="0" style:font-size-asian="8pt" style:font-weight-asian="normal" style:font-size-complex="8pt" style:font-weight-complex="normal"/>
    </style:style>
    <style:style style:name="T13"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1d60b" style:text-blinking="false" fo:background-color="transparent" loext:char-shading-value="0" style:font-size-asian="8pt" style:font-weight-asian="normal" style:font-size-complex="8pt" style:font-weight-complex="normal"/>
    </style:style>
    <style:style style:name="T14"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2235d" style:text-blinking="false" fo:background-color="transparent" loext:char-shading-value="0" style:font-size-asian="8pt" style:font-weight-asian="normal" style:font-size-complex="8pt" style:font-weight-complex="normal"/>
    </style:style>
    <style:style style:name="T15"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6fad1" style:text-blinking="false" fo:background-color="transparent" loext:char-shading-value="0" style:font-size-asian="8pt" style:font-weight-asian="normal" style:font-size-complex="8pt" style:font-weight-complex="normal"/>
    </style:style>
    <style:style style:name="T1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weight-asian="normal" style:font-size-complex="8pt" style:font-weight-complex="normal"/>
    </style:style>
    <style:style style:name="T1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6fad1" style:text-blinking="false" fo:background-color="transparent" loext:char-shading-value="0" style:font-size-asian="8pt" style:font-weight-asian="normal" style:font-size-complex="8pt" style:font-weight-complex="normal"/>
    </style:style>
    <style:style style:name="T1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style:text-blinking="false" fo:background-color="transparent" loext:char-shading-value="0" style:font-size-asian="8pt" style:font-weight-asian="normal" style:font-size-complex="8pt" style:font-weight-complex="normal"/>
    </style:style>
    <style:style style:name="T19"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9c8e2" style:text-blinking="false" fo:background-color="transparent" loext:char-shading-value="0" style:font-size-asian="8pt" style:font-weight-asian="normal" style:font-size-complex="8pt" style:font-weight-complex="normal"/>
    </style:style>
    <style:style style:name="T20"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aefa3" style:text-blinking="false" fo:background-color="transparent" loext:char-shading-value="0" style:font-size-asian="8pt" style:font-weight-asian="normal" style:font-size-complex="8pt" style:font-weight-complex="normal"/>
    </style:style>
    <style:style style:name="T2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3a48" style:text-blinking="false" fo:background-color="transparent" loext:char-shading-value="0" style:font-size-asian="8pt" style:font-weight-asian="normal" style:font-size-complex="8pt" style:font-weight-complex="normal"/>
    </style:style>
    <style:style style:name="T2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style:text-blinking="false" fo:background-color="transparent" loext:char-shading-value="0" style:font-size-asian="8pt" style:font-weight-asian="normal" style:font-size-complex="8pt" style:font-weight-complex="normal"/>
    </style:style>
    <style:style style:name="T2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style:text-blinking="false"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3a48" style:text-blinking="false"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style:text-blinking="false"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ff460" style:text-blinking="false"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11d11" style:text-blinking="false"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2ebf3" style:text-blinking="false"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0381" style:text-blinking="false"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3ffc" style:text-blinking="false"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517c4" style:text-blinking="false"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637c9" style:text-blinking="false"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67fb6" style:text-blinking="false"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2aefa3" style:text-blinking="false" fo:background-color="transparent" loext:char-shading-value="0" style:font-size-asian="8pt" style:font-size-complex="8pt"/>
    </style:style>
    <style:style style:name="T36"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style:text-blinking="false" fo:background-color="transparent" loext:char-shading-value="0" style:font-size-asian="8pt" style:font-style-asian="italic" style:font-weight-asian="normal" style:font-size-complex="8pt" style:font-style-complex="italic" style:font-weight-complex="normal"/>
    </style:style>
    <style:style style:name="T37"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2d3a48" style:text-blinking="false" fo:background-color="transparent" loext:char-shading-value="0" style:font-size-asian="8pt" style:font-style-asian="italic" style:font-weight-asian="normal" style:font-size-complex="8pt" style:font-style-complex="italic" style:font-weight-complex="normal"/>
    </style:style>
    <style:style style:name="T38" style:family="text">
      <style:text-properties officeooo:rsid="0014cae5"/>
    </style:style>
    <style:style style:name="T39" style:family="text">
      <style:text-properties officeooo:rsid="00165a84"/>
    </style:style>
    <style:style style:name="T40" style:family="text">
      <style:text-properties officeooo:rsid="001c4d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text:span text:style-name="T40">I</text:span>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1"><text:s text:c="3"/>Or, maybe I could even just print over hand-written entries. It might look a little crazy, but I would end up with a nice heft and consistency.</text:p>
      <text:p text:style-name="P1"/>
      <text:p text:style-name="P2">. . .</text:p>
      <text:p text:style-name="P2"/>
      <text:p text:style-name="P1">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1"><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we were soon joined by <text:span text:style-name="T1">Steve, Marissa, their friend Sarah, Scott, </text:span><text:span text:style-name="T38">his cousin Charlie,</text:span><text:span text:style-name="T1"> Leann, Evan, Amanda, Tuvi and Wes.</text:span></text:p>
      <text:p text:style-name="P1"><text:soft-page-break/><text:s text:c="3"/><text:span text:style-name="T38">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span></text:p>
      <text:p text:style-name="P1"><text:s text:c="3"/><text:span text:style-name="T38">We watched two lousy comedians, got into our black skin suits and made noises while Joe Carrol told some captivating stories, prompted by the word “cat.” </text:span><text:span text:style-name="T39">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span></text:p>
      <text:p text:style-name="P4"><text:span text:style-name="T2"><text:s text:c="3"/></text:span><text:span text:style-name="T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span></text:p>
      <text:p text:style-name="P5"><text:soft-page-break/><text:span text:style-name="T4">—VI.XXII</text:span></text:p>
      <text:p text:style-name="P5"><text:span text:style-name="T5"/></text:p>
      <text:p text:style-name="P6"><text:span text:style-name="T5">I woke and played Wordle with blurry eyes, </text:span><text:span text:style-name="T9">Edict</text:span><text:span text:style-name="T5">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span></text:p>
      <text:p text:style-name="P7"><text:span text:style-name="T6"><text:s text:c="3"/>Ryan texted me at 10:50 </text:span><text:span text:style-name="T7">asking if I wanted to bat book at 2. I said sure and walked up to Kota Kai, where I drank a cup of drip in the window </text:span><text:span text:style-name="T8">and scrolled around Amazon looking at journals that would be close to 4x6 in size. </text:span><text:span text:style-name="T7">I had planned on continuing to Aldi, but it was hot and I was tired. Instead, I walked home, sat at my computer and wrote in my journal.</text:span></text:p>
      <text:p text:style-name="P13"><text:span text:style-name="T12"><text:s text:c="3"/></text:span><text:span text:style-name="T13">Hannah texted me at noon with the Visible referral, asked how the pool hang went and gave a brief update about the girl house, which made me feel good. </text:span><text:span text:style-name="T14">I told her about the people and vittles of the pool party and went back to figuring out the best way to incorporate emdashes into LibreOffice Writer.</text:span></text:p>
      <text:p text:style-name="P13"><text:span text:style-name="T11"/></text:p>
      <text:p text:style-name="P16"><text:span text:style-name="T11">I’</text:span><text:span text:style-name="T10">m not going to lie; I want to fill a whole page while I sit here because it is still so fun to print out entries and see them stuck into my journal. Plus, now I even have the use of bold and emdashes figured out, so here you have it, a full page!</text:span></text:p>
      <text:p text:style-name="P17"><text:soft-page-break/><text:span text:style-name="T10">. . .</text:span></text:p>
      <text:p text:style-name="P17"><text:span text:style-name="T10"/></text:p>
      <text:p text:style-name="P18"><text:span text:style-name="T10">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span></text:p>
      <text:p text:style-name="P18"><text:span text:style-name="T10"><text:s text:c="3"/>I sat with my spine along the edge of the open door to the patio, played with mostly hot rods and thought about nothing. </text:span><text:span text:style-name="T15">Hannah texted saying, “We are staying just til Sunday and then on Monday I have a few days of work before everything starts on Thursday!”</text:span></text:p>
      <text:p text:style-name="P14"><text:span text:style-name="T15"><text:s text:c="3"/>I said, “</text:span><text:span text:style-name="T17">Ohhhhhh I thought the wedding was today!” and sent a picture of Ryan and I. He said, “Who you sending that to?” and I said, “I dunno!”</text:span></text:p>
      <text:p text:style-name="P14"><text:span text:style-name="T17"><text:s text:c="3"/></text:span><text:span text:style-name="T18">I packed up swiftly after the gig and walked to Burgerworx, where they were training a brand new employee. I was patient with him not wanting to ask me anything, but I could not tolerate the price, $26.98 for a double smash burger with two slices of cheese, fries and a GuinNA.</text:span></text:p>
      <text:p text:style-name="P14"><text:span text:style-name="T18"><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span></text:p>
      <text:p text:style-name="P14"><text:soft-page-break/><text:span text:style-name="T18"><text:s text:c="3"/>“</text:span><text:span text:style-name="T24">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otally understand! Just wanted to run that prospect by you before we booked pur pet sitting peeps in case that sounded fun to you. Either way good vibes to ya!</text:span><text:span text:style-name="T18">”</text:span></text:p>
      <text:p text:style-name="P14"><text:span text:style-name="T18"><text:s text:c="3"/></text:span><text:span text:style-name="T19">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span></text:p>
      <text:p text:style-name="P14"><text:span text:style-name="T19"/></text:p>
      <text:p text:style-name="P19"><text:span text:style-name="T16">I grabbed a popsicle and walked out of the house. </text:span><text:span text:style-name="T19">I</text:span><text:span text:style-name="T16">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text:span><text:span text:style-name="T20">I think I will go there instead. If I write one more sentence, I can print this page too!</text:span></text:p>
      <text:p text:style-name="P8"><text:soft-page-break/><text:span text:style-name="T35">. . .</text:span></text:p>
      <text:p text:style-name="P8"><text:span text:style-name="T20"/></text:p>
      <text:p text:style-name="P9"><text:span text:style-name="T16">When I walked into the Brew Pump, I saw Jackie, Amy, Annabelle and Eden sitting at the first table. Casey was at the second, </text:span><text:span text:style-name="T21">flipping</text:span><text:span text:style-name="T16"> me off. </text:span><text:span text:style-name="T21">He</text:span><text:span text:style-name="T16"> offered for me to sit, which I did, </text:span><text:span text:style-name="T21">and</text:span><text:span text:style-name="T16"> suggested I get a beer, so I went inside and bought a six-pack of Athletic IPA.</text:span></text:p>
      <text:p text:style-name="P9"><text:span text:style-name="T16"><text:s text:c="3"/>The girls were leaving by the time I went back outside. I sat down with Casey and realized he was very drunk. He eventually followed the girls across the street to the Pub, and I was left with JB, Chad, Fuckchop and Drunk Rob. JB left for tacos. Fuckchop went home to drink </text:span><text:span text:style-name="T21">more cheaply</text:span><text:span text:style-name="T16">. I observed to Chad that the place was dead. “Maybe I’ll sit out front with Lamont and see if anything happens,” I said.</text:span></text:p>
      <text:p text:style-name="P10"><text:span text:style-name="T16"><text:s text:c="3"/>Holly was calling the cops on a lady. I sat there listening to reggea and hip-hop coming from Lamont’s </text:span><text:span text:style-name="T22">bike</text:span><text:span text:style-name="T16">. Jackie and Annabelle joined us for a bit, then Grant, then Cam, </text:span><text:span text:style-name="T21">who said he had been to two graduation parties</text:span><text:span text:style-name="T16">. “</text:span><text:span text:style-name="T21">That must have been what was going on on my street,” I said.</text:span></text:p>
      <text:p text:style-name="P10"><text:span text:style-name="T21"><text:s text:c="3"/></text:span><text:span text:style-name="T16">Lamont rode his bicycle away and Cam wandered </text:span><text:span text:style-name="T21">back </text:span><text:span text:style-name="T16">around the corner. Grant was leaving, </text:span><text:span text:style-name="T21">too, </text:span><text:span text:style-name="T16">and after letting him compliment my chin for a third time, I walked </text:span><text:span text:style-name="T21">toward </text:span><text:span text:style-name="T16">home. </text:span><text:span text:style-name="T21">When I turned onto my street, I</text:span><text:span text:style-name="T16"> realized there </text:span><text:span text:style-name="T36">was</text:span><text:span text:style-name="T23"> a side gate open to the party, just not at an angle I could have ever noticed walking up from my house.</text:span></text:p>
      <text:p text:style-name="P9"><text:span text:style-name="T23"><text:s text:c="3"/>I went inside, ate </text:span><text:span text:style-name="T25">a few</text:span><text:span text:style-name="T23"> grapes, recycled my two Athletics, replaced the </text:span><text:span text:style-name="T26">liner</text:span><text:span text:style-name="T23"> from the trash I had </text:span><text:soft-page-break/><text:span text:style-name="T23">taken out earlier, took off my bag and hat, hung them on the side of my door, sat at my computer, smoked a bowl, put on </text:span><text:span text:style-name="T25">some </text:span><text:span text:style-name="T37">Piper Oz the Hound</text:span><text:span text:style-name="T23"> and wrote in my journal.</text:span></text:p>
      <text:p text:style-name="P9"><text:span text:style-name="T23"/></text:p>
      <text:p text:style-name="P11"><text:span text:style-name="T23">I am very happy to be writing more verbosely at a computer, and I have had some ideas about how to do more of it. One idea is to go through </text:span><text:span text:style-name="T36">A Good Visit</text:span><text:span text:style-name="T23"> and rewrite/reformat it for 4x6, then find a random book to paste the story inside of.</text:span></text:p>
      <text:p text:style-name="P11"><text:span text:style-name="T23"><text:s text:c="3"/>Obviously, another idea would be to start writing something new. I forgot to mention earlier I had 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span></text:p>
      <text:p text:style-name="P11"><text:span text:style-name="T23"><text:s text:c="3"/></text:span><text:span text:style-name="T27">A third idea is go through and type up old journals. The slightly fictionalized ones I temporarily published might be a good candiate for that, if they aren’t too borin</text:span><text:span text:style-name="T28">g . . .</text:span><text:span text:style-name="T27"> </text:span><text:span text:style-name="T28">A quick glance makes them and the idea seem boring.</text:span></text:p>
      <text:p text:style-name="P11"><text:span text:style-name="T28"><text:s text:c="3"/>One thing I know for sure is I would like to get through this journal as quickly as possible so that I can start a new one. I do trust the process, though. </text:span><text:span text:style-name="T29">I think writing for no one, for now, is my best bet. I am on a roll because this method truly combines the best elements of typing and writing by hand.</text:span></text:p>
      <text:p text:style-name="P11"><text:soft-page-break/><text:span text:style-name="T29"><text:s text:c="3"/>Also, the notorious dots stolen from Mr. Vonnegut do their job better than ever. As always, they indicate how much writing was labored over in a sitting. But in this case, they indicate, while still </text:span><text:span text:style-name="T32">typing</text:span><text:span text:style-name="T29">, how far back an edit may go, </text:span><text:span text:style-name="T30">which could also be subconsciously interesting information upon reading.</text:span></text:p>
      <text:p text:style-name="P11"><text:span text:style-name="T30"><text:s text:c="3"/></text:span><text:span text:style-name="T31">What I’m trying to say is that this process may really encourage some healthy freewriting. I shouldn’t think too much about what I can extract from that, but I would certainly be open to the opportunity of a spinoff project. Conversely, being able to re-combine my journals and my freewriting after a short attempt of trying both months ago is very exiting. That process failed because, as I may have said earlier (or perhaps only in my excited text to Hannah,) having writing live on a computer only is just not exciting for me.</text:span></text:p>
      <text:p text:style-name="P12"><text:span text:style-name="T31"><text:s text:c="3"/></text:span><text:span text:style-name="T32">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span></text:p>
      <text:p text:style-name="P11"><text:span text:style-name="T31"><text:s text:c="3"/></text:span><text:span text:style-name="T32">What I should do</text:span><text:span text:style-name="T31"> is print out the entries that only live on GitHub! Unlike the fictionalized sobriety </text:span><text:span text:style-name="T33">tales</text:span><text:span text:style-name="T31">, the GitHub ones have never existed in print. I would be very curious to read about that </text:span><text:soft-page-break/><text:span text:style-name="T34">not-so-long-ago </text:span><text:span text:style-name="T31">time </text:span><text:span text:style-name="T34">of my life</text:span><text:span text:style-name="T31">. If I remember correctly, it is mostly about playing World of Warcraft and music with Scott McMicke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erif CJK SC" svg:font-family="'Noto Serif CJK SC'" style:font-family-generic="system" style:font-pitch="variable"/>
    <style:font-face style:name="Roboto" svg:font-family="Roboto, 'Helvetica Neue', sans-serif, 'Noto Color Emoji', 'apple color emoji', 'windows emoji', 'windows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6-22T23:27:33.618441131</dc:date>
    <meta:editing-duration>PT11H11M44S</meta:editing-duration>
    <meta:editing-cycles>30</meta:editing-cycles>
    <meta:generator>LibreOffice/7.3.7.2$Linux_X86_64 LibreOffice_project/30$Build-2</meta:generator>
    <meta:print-date>2024-06-22T20:21:54.715108801</meta:print-date>
    <meta:document-statistic meta:table-count="0" meta:image-count="0" meta:object-count="0" meta:page-count="9" meta:paragraph-count="36" meta:word-count="2160" meta:character-count="11381" meta:non-whitespace-character-count="9186"/>
  </office:meta>
</office:document-meta>
</file>